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c951f" officeooo:paragraph-rsid="001c951f"/>
    </style:style>
    <style:style style:name="P2" style:family="paragraph" style:parent-style-name="Standard">
      <style:text-properties fo:language="en" fo:country="US" officeooo:rsid="001c951f" officeooo:paragraph-rsid="001c951f"/>
    </style:style>
    <style:style style:name="P3" style:family="paragraph" style:parent-style-name="Standard">
      <style:text-properties fo:language="en" fo:country="US" officeooo:rsid="001d2a2f" officeooo:paragraph-rsid="001d2a2f"/>
    </style:style>
    <style:style style:name="P4" style:family="paragraph" style:parent-style-name="Standard">
      <style:text-properties fo:language="en" fo:country="US" officeooo:rsid="001e410a" officeooo:paragraph-rsid="001e410a"/>
    </style:style>
    <style:style style:name="P5" style:family="paragraph" style:parent-style-name="Standard">
      <style:text-properties fo:language="en" fo:country="US" officeooo:rsid="00219e69" officeooo:paragraph-rsid="00219e69"/>
    </style:style>
    <style:style style:name="P6" style:family="paragraph" style:parent-style-name="Standard">
      <style:text-properties fo:language="en" fo:country="NZ" officeooo:rsid="00236381" officeooo:paragraph-rsid="00236381"/>
    </style:style>
    <style:style style:name="P7" style:family="paragraph" style:parent-style-name="Standard">
      <style:text-properties fo:language="en" fo:country="NZ" officeooo:rsid="00241e4b" officeooo:paragraph-rsid="00241e4b"/>
    </style:style>
    <style:style style:name="P8" style:family="paragraph" style:parent-style-name="Standard">
      <style:paragraph-properties fo:break-before="page"/>
      <style:text-properties fo:language="en" fo:country="NZ" officeooo:rsid="00236381" officeooo:paragraph-rsid="00236381"/>
    </style:style>
    <style:style style:name="T1" style:family="text">
      <style:text-properties officeooo:rsid="001d2a2f"/>
    </style:style>
    <style:style style:name="T2" style:family="text">
      <style:text-properties officeooo:rsid="00203324"/>
    </style:style>
    <style:style style:name="T3" style:family="text">
      <style:text-properties officeooo:rsid="00241e4b"/>
    </style:style>
    <style:style style:name="T4" style:family="text">
      <style:text-properties officeooo:rsid="00251ad9"/>
    </style:style>
    <style:style style:name="T5" style:family="text">
      <style:text-properties officeooo:rsid="0028545c"/>
    </style:style>
    <style:style style:name="T6" style:family="text">
      <style:text-properties officeooo:rsid="00288a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tting.</text:p>
      <text:p text:style-name="P2"/>
      <text:p text:style-name="P2">Wires occurs and the medium-near future. <text:span text:style-name="T1">Climate change has put all current earth systems into chaos, the few who could afford the safety facilities have survived and begun to oppress those who struggling. A number of fascist empires arise out of this mess.</text:span></text:p>
      <text:p text:style-name="P2"/>
      <text:p text:style-name="P3">10 years latter.</text:p>
      <text:p text:style-name="P3"/>
      <text:p text:style-name="P4">Two allied empires are negotiating a deal to buy / sell land to each other. The area in question is a small village and surrounding forest. The current owners have no use for the land, and leave it's residents relatively undisturbed. The other plans to enslave the residents, using them to built a miletry base in the area. Because of the secrecy of the negotiations, residents are oblivious to what is happening, except a small group <text:span text:style-name="T2">actively involved in a rebel actions against their fascist dictators. </text:span></text:p>
      <text:p text:style-name="P4"/>
      <text:p text:style-name="P5">They form a plan to steal the negotiation documents then using it to convince the majority village population to join the cause and protect there land. They decide this needs to be a one person operation, and that whoever it is, there mind would be wiped for their own protection. They should also have an AI to provide information, but only as required.</text:p>
      <text:p text:style-name="P8">VSSOS – Script</text:p>
      <text:p text:style-name="P6"/>
      <text:p text:style-name="P6">L1: Hello, welcome to the mission of which I can tell you nothing about yet, I am Vssos, and I will inform you as needed. Here is your first piece of information, doors need power.</text:p>
      <text:p text:style-name="P6"/>
      <text:p text:style-name="P6">L2: Congratulations, here are some sounds to improve your relaxation and mental condition.</text:p>
      <text:p text:style-name="P6"/>
      <text:p text:style-name="P6">L3: Someone has <text:span text:style-name="T3">spilt</text:span> a lot of nails all over the basement floor, I said that for the unlikely event that your eyes have terminated their function. Maybe boxes could help clean up this mess?</text:p>
      <text:p text:style-name="P6"/>
      <text:p text:style-name="P7">L4: Ah, a Meatuara. That's “spiky thing” in a language long forgot. Or at least according to my extremely limited translation software. Also, a wires top-up booth. </text:p>
      <text:p text:style-name="P7"/>
      <text:p text:style-name="P7">L5: Warning, high voltage. Some wires are missing their insulating layer.</text:p>
      <text:p text:style-name="P7"/>
      <text:p text:style-name="P7">L5-6: So, now seem<text:span text:style-name="T4">s</text:span> like a good time for <text:span text:style-name="T4">a</text:span> backstory, since you<text:span text:style-name="T4">r</text:span> mind got wiped, you must be wondering who you are? No, well that doesn't matter. All that matters is the mission. If the mission is not successful, you will be glad you don't know. Correction, you will be dead, along with <text:span text:style-name="T4">all</text:span> you <text:span text:style-name="T4">did </text:span>know. <text:span text:style-name="T4">Scared yet, let me calm you with some more relaxing music. I have been programmed to keep you in the highest mental condition. It is essential for the success of the mission that you preform at the highest stand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951f" officeooo:paragraph-rsid="001c951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WIRES. Backstory and planni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Satterthwaite</meta:initial-creator>
    <meta:creation-date>2016-02-01T12:22:04.465899026</meta:creation-date>
    <dc:date>2016-02-08T19:27:10.130253122</dc:date>
    <meta:editing-duration>PT4H5M2S</meta:editing-duration>
    <meta:editing-cycles>8</meta:editing-cycles>
    <meta:generator>LibreOffice/4.4.7.2$Linux_X86_64 LibreOffice_project/40m0$Build-2</meta:generator>
    <meta:document-statistic meta:table-count="0" meta:image-count="0" meta:object-count="0" meta:page-count="2" meta:paragraph-count="13" meta:word-count="420" meta:character-count="2401" meta:non-whitespace-character-count="1991"/>
  </office:meta>
</office:document-meta>
</file>